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634f0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634f0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798a8" officeooo:paragraph-rsid="001798a8"/>
    </style:style>
    <style:style style:name="P4" style:family="paragraph" style:parent-style-name="Standard">
      <style:text-properties fo:font-style="italic" officeooo:rsid="001798a8" officeooo:paragraph-rsid="001798a8" style:font-style-asian="italic" style:font-style-complex="italic"/>
    </style:style>
    <style:style style:name="P5" style:family="paragraph" style:parent-style-name="Standard">
      <style:text-properties fo:font-style="italic" officeooo:rsid="00182708" officeooo:paragraph-rsid="00182708" style:font-style-asian="italic" style:font-style-complex="italic"/>
    </style:style>
    <style:style style:name="P6" style:family="paragraph" style:parent-style-name="Standard">
      <style:text-properties fo:font-style="italic" officeooo:rsid="001b7fe9" officeooo:paragraph-rsid="001b7fe9" style:font-style-asian="italic" style:font-style-complex="italic"/>
    </style:style>
    <style:style style:name="P7" style:family="paragraph" style:parent-style-name="Standard">
      <style:text-properties fo:font-style="italic" officeooo:rsid="001d5bcd" officeooo:paragraph-rsid="001d5bcd" style:font-style-asian="italic" style:font-style-complex="italic"/>
    </style:style>
    <style:style style:name="P8" style:family="paragraph" style:parent-style-name="Standard">
      <style:text-properties fo:font-style="italic" officeooo:rsid="001d5bcd" officeooo:paragraph-rsid="001e1415" style:font-style-asian="italic" style:font-style-complex="italic"/>
    </style:style>
    <style:style style:name="P9" style:family="paragraph" style:parent-style-name="Standard">
      <style:text-properties fo:font-style="italic" officeooo:rsid="0022ccfa" officeooo:paragraph-rsid="0022ccfa" style:font-style-asian="italic" style:font-style-complex="italic"/>
    </style:style>
    <style:style style:name="P10" style:family="paragraph" style:parent-style-name="Standard">
      <style:text-properties fo:font-style="normal" officeooo:rsid="001798a8" officeooo:paragraph-rsid="001798a8" style:font-style-asian="normal" style:font-style-complex="normal"/>
    </style:style>
    <style:style style:name="P11" style:family="paragraph" style:parent-style-name="Standard">
      <style:text-properties fo:font-style="normal" officeooo:rsid="00182708" officeooo:paragraph-rsid="00182708" style:font-style-asian="normal" style:font-style-complex="normal"/>
    </style:style>
    <style:style style:name="P12" style:family="paragraph" style:parent-style-name="Standard">
      <style:text-properties fo:font-style="normal" officeooo:rsid="0019dc53" officeooo:paragraph-rsid="0019dc53" style:font-style-asian="normal" style:font-style-complex="normal"/>
    </style:style>
    <style:style style:name="P13" style:family="paragraph" style:parent-style-name="Standard">
      <style:text-properties fo:font-style="normal" officeooo:rsid="001b7fe9" officeooo:paragraph-rsid="001b7fe9" style:font-style-asian="normal" style:font-style-complex="normal"/>
    </style:style>
    <style:style style:name="P14" style:family="paragraph" style:parent-style-name="Standard">
      <style:text-properties fo:font-style="normal" officeooo:rsid="001d5bcd" officeooo:paragraph-rsid="001d5bcd" style:font-style-asian="normal" style:font-style-complex="normal"/>
    </style:style>
    <style:style style:name="P15" style:family="paragraph" style:parent-style-name="Preformatted_20_Text">
      <style:text-properties fo:font-style="normal" officeooo:rsid="00182708" officeooo:paragraph-rsid="00182708" style:font-style-asian="normal" style:font-style-complex="normal"/>
    </style:style>
    <style:style style:name="P16" style:family="paragraph" style:parent-style-name="Standard">
      <style:text-properties fo:font-style="normal" officeooo:rsid="002364d9" officeooo:paragraph-rsid="002364d9" style:font-style-asian="normal" style:font-style-complex="normal"/>
    </style:style>
    <style:style style:name="P17" style:family="paragraph" style:parent-style-name="Standard">
      <style:text-properties fo:font-style="normal" officeooo:rsid="0023ae1b" officeooo:paragraph-rsid="0023ae1b" style:font-style-asian="normal" style:font-style-complex="normal"/>
    </style:style>
    <style:style style:name="P18" style:family="paragraph" style:parent-style-name="Standard">
      <style:text-properties fo:font-style="normal" officeooo:rsid="002499ea" officeooo:paragraph-rsid="002499ea" style:font-style-asian="normal" style:font-style-complex="normal"/>
    </style:style>
    <style:style style:name="P19" style:family="paragraph" style:parent-style-name="Standard">
      <style:text-properties fo:font-style="normal" officeooo:rsid="00278fc3" officeooo:paragraph-rsid="00278fc3" style:font-style-asian="normal" style:font-style-complex="normal"/>
    </style:style>
    <style:style style:name="P20" style:family="paragraph" style:parent-style-name="Standard">
      <style:text-properties fo:font-style="normal" officeooo:rsid="0027f8a4" officeooo:paragraph-rsid="0027f8a4" style:font-style-asian="normal" style:font-style-complex="normal"/>
    </style:style>
    <style:style style:name="P21" style:family="paragraph" style:parent-style-name="Standard">
      <style:text-properties fo:font-style="normal" officeooo:rsid="0029d341" officeooo:paragraph-rsid="0029d341" style:font-style-asian="normal" style:font-style-complex="normal"/>
    </style:style>
    <style:style style:name="P22" style:family="paragraph" style:parent-style-name="Standard">
      <style:text-properties fo:font-style="normal" officeooo:rsid="002b6261" officeooo:paragraph-rsid="002b6261" style:font-style-asian="normal" style:font-style-complex="normal"/>
    </style:style>
    <style:style style:name="P23" style:family="paragraph" style:parent-style-name="Standard">
      <style:text-properties fo:font-style="normal" officeooo:rsid="002bb71f" officeooo:paragraph-rsid="002bb71f" style:font-style-asian="normal" style:font-style-complex="normal"/>
    </style:style>
    <style:style style:name="P24" style:family="paragraph" style:parent-style-name="Standard">
      <style:text-properties fo:font-style="normal" officeooo:rsid="002f2750" officeooo:paragraph-rsid="002f2750" style:font-style-asian="normal" style:font-style-complex="normal"/>
    </style:style>
    <style:style style:name="P25" style:family="paragraph" style:parent-style-name="Standard">
      <style:text-properties fo:font-style="normal" officeooo:rsid="0035a26f" officeooo:paragraph-rsid="0035a26f" style:font-style-asian="normal" style:font-style-complex="normal"/>
    </style:style>
    <style:style style:name="P26" style:family="paragraph" style:parent-style-name="Standard">
      <style:text-properties fo:font-style="normal" officeooo:rsid="001798a8" officeooo:paragraph-rsid="001798a8" style:font-style-asian="normal" style:font-style-complex="normal"/>
    </style:style>
    <style:style style:name="P27" style:family="paragraph" style:parent-style-name="Standard">
      <style:text-properties fo:font-style="normal" officeooo:rsid="00402b3b" officeooo:paragraph-rsid="00402b3b" style:font-style-asian="normal" style:font-style-complex="normal"/>
    </style:style>
    <style:style style:name="P28" style:family="paragraph" style:parent-style-name="Standard">
      <style:text-properties fo:font-style="normal" fo:font-weight="bold" officeooo:rsid="00402b3b" officeooo:paragraph-rsid="00402b3b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169d1" officeooo:paragraph-rsid="004169d1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db71" officeooo:paragraph-rsid="0041db71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b62bb" officeooo:paragraph-rsid="004b62bb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4ba729" officeooo:paragraph-rsid="004ba729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4d5d41" officeooo:paragraph-rsid="004d5d4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4e3940" officeooo:paragraph-rsid="004e3940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53720b" officeooo:paragraph-rsid="0053720b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543332" officeooo:paragraph-rsid="00543332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552d3e" officeooo:paragraph-rsid="00552d3e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italic" officeooo:rsid="002364d9" officeooo:paragraph-rsid="002364d9" style:font-style-asian="italic" style:font-style-complex="italic"/>
    </style:style>
    <style:style style:name="P39" style:family="paragraph" style:parent-style-name="Standard">
      <style:text-properties fo:font-style="italic" officeooo:rsid="002499ea" officeooo:paragraph-rsid="002499ea" style:font-style-asian="italic" style:font-style-complex="italic"/>
    </style:style>
    <style:style style:name="P40" style:family="paragraph" style:parent-style-name="Standard">
      <style:text-properties fo:font-style="italic" officeooo:rsid="002b49d8" officeooo:paragraph-rsid="002b49d8" style:font-style-asian="italic" style:font-style-complex="italic"/>
    </style:style>
    <style:style style:name="P41" style:family="paragraph" style:parent-style-name="Standard">
      <style:text-properties fo:font-style="italic" officeooo:rsid="002b6261" officeooo:paragraph-rsid="002b49d8" style:font-style-asian="italic" style:font-style-complex="italic"/>
    </style:style>
    <style:style style:name="P42" style:family="paragraph" style:parent-style-name="Standard">
      <style:text-properties fo:font-style="italic" officeooo:rsid="002b6261" officeooo:paragraph-rsid="002b6261" style:font-style-asian="italic" style:font-style-complex="italic"/>
    </style:style>
    <style:style style:name="P43" style:family="paragraph" style:parent-style-name="Standard">
      <style:text-properties fo:font-style="italic" officeooo:rsid="002bb71f" officeooo:paragraph-rsid="002bb71f" style:font-style-asian="italic" style:font-style-complex="italic"/>
    </style:style>
    <style:style style:name="P44" style:family="paragraph" style:parent-style-name="Standard">
      <style:text-properties fo:font-style="italic" officeooo:rsid="0030b1aa" officeooo:paragraph-rsid="0030b1aa" style:font-style-asian="italic" style:font-style-complex="italic"/>
    </style:style>
    <style:style style:name="P45" style:family="paragraph" style:parent-style-name="Standard">
      <style:text-properties fo:font-style="italic" officeooo:rsid="0031e04d" officeooo:paragraph-rsid="0031e04d" style:font-style-asian="italic" style:font-style-complex="italic"/>
    </style:style>
    <style:style style:name="P46" style:family="paragraph" style:parent-style-name="Standard">
      <style:text-properties fo:font-style="italic" officeooo:rsid="00324be6" officeooo:paragraph-rsid="00324be6" style:font-style-asian="italic" style:font-style-complex="italic"/>
    </style:style>
    <style:style style:name="P47" style:family="paragraph" style:parent-style-name="Standard">
      <style:text-properties fo:font-style="italic" officeooo:rsid="003259b8" officeooo:paragraph-rsid="003259b8" style:font-style-asian="italic" style:font-style-complex="italic"/>
    </style:style>
    <style:style style:name="P48" style:family="paragraph" style:parent-style-name="Standard">
      <style:text-properties fo:font-style="italic" officeooo:rsid="0038c6b3" officeooo:paragraph-rsid="0038c6b3" style:font-style-asian="italic" style:font-style-complex="italic"/>
    </style:style>
    <style:style style:name="P49" style:family="paragraph" style:parent-style-name="Standard">
      <style:text-properties fo:font-style="italic" officeooo:rsid="003a25dc" officeooo:paragraph-rsid="003a25dc" style:font-style-asian="italic" style:font-style-complex="italic"/>
    </style:style>
    <style:style style:name="P50" style:family="paragraph" style:parent-style-name="Standard">
      <style:text-properties fo:font-style="italic" officeooo:rsid="003b121d" officeooo:paragraph-rsid="003b121d" style:font-style-asian="italic" style:font-style-complex="italic"/>
    </style:style>
    <style:style style:name="P51" style:family="paragraph" style:parent-style-name="Standard">
      <style:text-properties fo:font-style="italic" officeooo:rsid="003f3829" officeooo:paragraph-rsid="003f3829" style:font-style-asian="italic" style:font-style-complex="italic"/>
    </style:style>
    <style:style style:name="P52" style:family="paragraph" style:parent-style-name="Standard">
      <style:text-properties fo:font-style="italic" fo:font-weight="bold" officeooo:rsid="0029d341" officeooo:paragraph-rsid="0029d341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tyle="italic" fo:font-weight="bold" officeooo:rsid="002b6261" officeooo:paragraph-rsid="002b6261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3c1e75" officeooo:paragraph-rsid="003c1e75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font-style="italic" fo:font-weight="bold" officeooo:rsid="003df7d8" officeooo:paragraph-rsid="003df7d8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fo:font-weight="bold" officeooo:rsid="00402b3b" officeooo:paragraph-rsid="00402b3b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font-style="italic" fo:font-weight="bold" officeooo:rsid="00408bea" officeooo:paragraph-rsid="00408bea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tyle="italic" fo:font-weight="bold" officeooo:rsid="004102e7" officeooo:paragraph-rsid="004102e7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fo:font-weight="bold" officeooo:rsid="004169d1" officeooo:paragraph-rsid="004169d1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fo:font-weight="bold" officeooo:rsid="004178f4" officeooo:paragraph-rsid="004178f4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fo:font-weight="bold" officeooo:rsid="004243d6" officeooo:paragraph-rsid="004243d6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fo:font-weight="bold" officeooo:rsid="0043df30" officeooo:paragraph-rsid="0043df30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style="italic" fo:font-weight="bold" officeooo:rsid="0045cd69" officeooo:paragraph-rsid="0045cd69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font-style="italic" fo:font-weight="bold" officeooo:rsid="0046a714" officeooo:paragraph-rsid="0046a714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fo:font-weight="bold" officeooo:rsid="0046a714" officeooo:paragraph-rsid="0051d003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fo:font-weight="bold" officeooo:rsid="004a23bf" officeooo:paragraph-rsid="004a23bf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font-style="italic" fo:font-weight="bold" officeooo:rsid="004a4d2a" officeooo:paragraph-rsid="004a4d2a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tyle="italic" fo:font-weight="bold" officeooo:rsid="0050f247" officeooo:paragraph-rsid="0050f247" style:font-style-asian="italic" style:font-weight-asian="bold" style:font-style-complex="italic" style:font-weight-complex="bold"/>
    </style:style>
    <style:style style:name="T1" style:family="text">
      <style:text-properties officeooo:rsid="001634f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2708" style:font-style-asian="normal" style:font-style-complex="normal"/>
    </style:style>
    <style:style style:name="T4" style:family="text">
      <style:text-properties fo:font-style="normal" officeooo:rsid="0021622f" style:font-style-asian="normal" style:font-style-complex="normal"/>
    </style:style>
    <style:style style:name="T5" style:family="text">
      <style:text-properties fo:font-style="normal" officeooo:rsid="0022ccfa" style:font-style-asian="normal" style:font-style-complex="normal"/>
    </style:style>
    <style:style style:name="T6" style:family="text">
      <style:text-properties fo:font-style="normal" officeooo:rsid="00324be6" style:font-style-asian="normal" style:font-style-complex="normal"/>
    </style:style>
    <style:style style:name="T7" style:family="text">
      <style:text-properties fo:font-style="normal" officeooo:rsid="003406e0" style:font-style-asian="normal" style:font-style-complex="normal"/>
    </style:style>
    <style:style style:name="T8" style:family="text">
      <style:text-properties fo:font-style="normal" officeooo:rsid="00511e4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fcdc9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3df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423b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83da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00a6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11e4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1d003" style:font-style-asian="normal" style:font-weight-asian="normal" style:font-style-complex="normal" style:font-weight-complex="normal"/>
    </style:style>
    <style:style style:name="T18" style:family="text">
      <style:text-properties officeooo:rsid="00182708"/>
    </style:style>
    <style:style style:name="T19" style:family="text">
      <style:text-properties officeooo:rsid="001d5bcd"/>
    </style:style>
    <style:style style:name="T20" style:family="text">
      <style:text-properties officeooo:rsid="001e1415"/>
    </style:style>
    <style:style style:name="T21" style:family="text">
      <style:text-properties officeooo:rsid="0021622f"/>
    </style:style>
    <style:style style:name="T22" style:family="text">
      <style:text-properties officeooo:rsid="002203e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5f3f0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5a26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169d1" style:font-weight-asian="normal" style:font-weight-complex="normal"/>
    </style:style>
    <style:style style:name="T30" style:family="text">
      <style:text-properties fo:font-weight="normal" officeooo:rsid="004178f4" style:font-weight-asian="normal" style:font-weight-complex="normal"/>
    </style:style>
    <style:style style:name="T31" style:family="text">
      <style:text-properties fo:font-weight="normal" officeooo:rsid="0043df30" style:font-weight-asian="normal" style:font-weight-complex="normal"/>
    </style:style>
    <style:style style:name="T32" style:family="text">
      <style:text-properties fo:font-weight="normal" officeooo:rsid="00483dae" style:font-weight-asian="normal" style:font-weight-complex="normal"/>
    </style:style>
    <style:style style:name="T33" style:family="text">
      <style:text-properties fo:font-weight="normal" officeooo:rsid="00500a69" style:font-weight-asian="normal" style:font-weight-complex="normal"/>
    </style:style>
    <style:style style:name="T34" style:family="text">
      <style:text-properties fo:font-weight="normal" officeooo:rsid="0050dc53" style:font-weight-asian="normal" style:font-weight-complex="normal"/>
    </style:style>
    <style:style style:name="T35" style:family="text">
      <style:text-properties fo:font-weight="normal" officeooo:rsid="0051d003" style:font-weight-asian="normal" style:font-weight-complex="normal"/>
    </style:style>
    <style:style style:name="T36" style:family="text">
      <style:text-properties fo:font-weight="normal" officeooo:rsid="00543332" style:font-weight-asian="normal" style:font-weight-complex="normal"/>
    </style:style>
    <style:style style:name="T37" style:family="text">
      <style:text-properties fo:font-weight="normal" officeooo:rsid="00559eab" style:font-weight-asian="normal" style:font-weight-complex="normal"/>
    </style:style>
    <style:style style:name="T38" style:family="text">
      <style:text-properties officeooo:rsid="0051d003"/>
    </style:style>
    <style:style style:name="T39" style:family="text">
      <style:text-properties officeooo:rsid="00543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<text:span text:style-name="T1">C</text:span></text:p>
      <text:p text:style-name="P1"/>
      <text:p text:style-name="P1"/>
      <text:p text:style-name="P3">Test du type de caractères alphanumériques : par le code ASCII (simple) ou par regex (overkill)</text:p>
      <text:p text:style-name="P3"/>
      <text:p text:style-name="P4">strcat(a,b) <text:span text:style-name="T2">pour concaténer</text:span></text:p>
      <text:p text:style-name="P4">memcpy(a,b,size)<text:span text:style-name="T2"> pour copier</text:span></text:p>
      <text:p text:style-name="P10"/>
      <text:p text:style-name="P10"><text:tab/>possibilité de mettre des offset pour b :</text:p>
      <text:p text:style-name="P4"><text:span text:style-name="T2"><text:tab/></text:span>memcpy(a,&amp;b[i+2],7);</text:p>
      <text:p text:style-name="P10"/>
      <text:p text:style-name="P27">Quand on fait <text:span text:style-name="T23">b[i+1]</text:span>, on se déplace de la taille d'un bloc du contenu de ce type de pointeur ; si c'est <text:tab/>un int, on s'est déplacés vers l'int suivant, donc 4 octets plus loin.</text:p>
      <text:p text:style-name="P10"/>
      <text:p text:style-name="P51">memset(ptr,'char',size); //<text:span text:style-name="T2">mets </text:span>char<text:span text:style-name="T2"> sur les </text:span>size<text:span text:style-name="T2"> premiers octets de </text:span>ptr</text:p>
      <text:p text:style-name="P10"/>
      <text:p text:style-name="P10"/>
      <text:p text:style-name="P4"><text:span text:style-name="T2">Pour désactiver l'affichage dans </text:span>stdout<text:span text:style-name="T2"> : marche qu'une seule fois par contre, ça bug si on veut le <text:tab/>refaire sur la fonction d'après...</text:span></text:p>
      <text:p text:style-name="P10"><text:tab/></text:p>
      <text:p text:style-name="P4"/>
      <text:p text:style-name="P4">int old_<text:span text:style-name="T18">stdout = dup(1); </text:span><text:span text:style-name="T3">//duplication du flux 1 ?</text:span></text:p>
      <text:p text:style-name="P5">freopen("/dev/null","w",stdout); <text:span text:style-name="T2">//stdout =&gt; /dev/null</text:span></text:p>
      <text:p text:style-name="P11"/>
      <text:p text:style-name="P5">printf("Ne sera pas écrit");</text:p>
      <text:p text:style-name="P11"/>
      <text:p text:style-name="P5">fclose(stdout);<text:tab/><text:span text:style-name="T2"><text:tab/><text:tab/> <text:s text:c="2"/><text:tab/>// on ferme l'ancien</text:span></text:p>
      <text:p text:style-name="P5">stdout = fdopen(old_stdout,"w"); <text:span text:style-name="T2"><text:tab/>// on rétablit l'ancien avec le droit d'écriture (</text:span><text:span text:style-name="T9">peut-être pas de <text:tab/><text:tab/><text:tab/><text:tab/><text:tab/><text:tab/>lecture, d'où le bug ????</text:span><text:span text:style-name="T10"> ça n'a pas de sens</text:span><text:span text:style-name="T2">)</text:span></text:p>
      <text:p text:style-name="P11"/>
      <text:p text:style-name="P15"/>
      <text:p text:style-name="P12">int atoi(const char *str) <text:span text:style-name="T22">// </text:span>=&gt; <text:span text:style-name="T22"><text:s/>string to int. Version simple, peu configurable.</text:span></text:p>
      <text:p text:style-name="P12"/>
      <text:p text:style-name="P6"><text:span text:style-name="T4">long int </text:span><text:span text:style-name="T2">strtol(</text:span><text:span text:style-name="T4">const char *str, char **endptr, int base</text:span><text:span text:style-name="T2">)</text:span><text:span text:style-name="T4"> // </text:span><text:span text:style-name="T2">=&gt; string to long (</text:span>on peut ensuite caster un <text:span text:style-name="T21"><text:tab/></text:span>entier dans un char par exemple<text:span text:style-name="T2">)</text:span><text:span text:style-name="T4">. endptr peut valoir NULL, ça sera un pointeur vers le <text:tab/>caractère juste après une valeur numérique.</text:span></text:p>
      <text:p text:style-name="P9"><text:span text:style-name="T5"><text:tab/></text:span>base<text:span text:style-name="T2"> peut être utile pour du binaire en particulier.</text:span></text:p>
      <text:p text:style-name="P13"/>
      <text:p text:style-name="P6"/>
      <text:p text:style-name="P13">goto label;</text:p>
      <text:p text:style-name="P13">label:</text:p>
      <text:p text:style-name="P6"><text:span text:style-name="T2"><text:tab/></text:span>code</text:p>
      <text:p text:style-name="P13"/>
      <text:p text:style-name="P13"/>
      <text:p text:style-name="P13">Récupération d'input stdin de façon sécurisée :</text:p>
      <text:p text:style-name="P13"/>
      <text:p text:style-name="P6"><text:tab/><text:span text:style-name="T19">if ( fgets(line,sizeof(line),stdin) ) {<text:tab/><text:tab/>//vérifie la taille</text:span></text:p>
      <text:p text:style-name="P8"><text:tab/><text:tab/>if(1 == sscanf(line, "%s")){<text:span text:style-name="T20"><text:tab/><text:tab/>//on vérifie le type; %s deviendra%d, etc.</text:span></text:p>
      <text:p text:style-name="P7"><text:tab/><text:tab/><text:tab/>printf("%s\n",line);<text:span text:style-name="T20"><text:tab/><text:tab/></text:span></text:p>
      <text:p text:style-name="P7"><text:tab/><text:tab/>}</text:p>
      <text:p text:style-name="P7"><text:tab/>}</text:p>
      <text:p text:style-name="P14"/>
      <text:p text:style-name="P38"><text:soft-page-break/>int var;</text:p>
      <text:p text:style-name="P16"><text:span text:style-name="T23">&amp;var</text:span> = adresse mémoire de var</text:p>
      <text:p text:style-name="P16"/>
      <text:p text:style-name="P16"/>
      <text:p text:style-name="P17">int * var2;</text:p>
      <text:p text:style-name="P17">&amp;var2 = adresse mémoire du pointeur lui-même, qui contient l'adresse de la case mémoire du <text:tab/>contenu de *var2.</text:p>
      <text:p text:style-name="P17">var2 = adresse mémoire du contenu</text:p>
      <text:p text:style-name="P17">*var2 = contenu de l'adresse mémoire stockée</text:p>
      <text:p text:style-name="P17"/>
      <text:p text:style-name="P18"><text:tab/>Exemple :</text:p>
      <text:p text:style-name="P18"><text:tab/><text:tab/><text:span text:style-name="T23">int * adr;</text:span></text:p>
      <text:p text:style-name="P39"><text:tab/><text:tab/>int x = 10;</text:p>
      <text:p text:style-name="P39"><text:tab/><text:tab/>adr = &amp;x ;</text:p>
      <text:p text:style-name="P18"/>
      <text:p text:style-name="P18"><text:tab/><text:tab/><text:tab/>adr = adresse mémoire où aller chercher le contenu = adresse de x</text:p>
      <text:p text:style-name="P18"/>
      <text:p text:style-name="P18"><text:tab/>idem avec <text:span text:style-name="T23">adr = &amp;</text:span><text:span text:style-name="T24">y</text:span><text:span text:style-name="T23">[10]</text:span> pour un tableau</text:p>
      <text:p text:style-name="P18"/>
      <text:p text:style-name="P19"><text:tab/><text:tab/><text:span text:style-name="T23">*adr = 94 ;</text:span><text:tab/>//correct</text:p>
      <text:p text:style-name="P19"><text:tab/><text:tab/><text:span text:style-name="T26">x vaut désormais 94 </text:span>!! C'est l'idée des pointeurs.</text:p>
      <text:p text:style-name="P19"/>
      <text:p text:style-name="P19"/>
      <text:p text:style-name="P20">Pointeur par défaut = NULL. On peut donc tester <text:span text:style-name="T23">(adr != NULL)</text:span> =&gt; c'est que ça pointe vers de <text:tab/>vraies données.</text:p>
      <text:p text:style-name="P20"/>
      <text:p text:style-name="P20"/>
      <text:p text:style-name="P52">tab[i]=*(tab+i)</text:p>
      <text:p text:style-name="P21"/>
      <text:p text:style-name="P21"/>
      <text:p text:style-name="P40">int* pt;</text:p>
      <text:p text:style-name="P40"><text:span text:style-name="T2">pt = tab;<text:tab/>// pointe sur le premier élément, donc *pt le donne</text:span></text:p>
      <text:p text:style-name="P40"><text:span text:style-name="T2">pt= tab+2;<text:tab/>// pointe sur le 3eme élément, donc *pt le donne</text:span></text:p>
      <text:p text:style-name="P40"><text:span text:style-name="T2"/></text:p>
      <text:p text:style-name="P41"><text:span text:style-name="T2"/></text:p>
      <text:p text:style-name="P41"><text:span text:style-name="T2"/></text:p>
      <text:p text:style-name="P53">Attention ! C'est une copie appelée dans une fonction !</text:p>
      <text:p text:style-name="P42"><text:span text:style-name="T2"/></text:p>
      <text:p text:style-name="P42"><text:span text:style-name="T2">Dans une fonction(int val) :</text:span></text:p>
      <text:p text:style-name="P42"><text:span text:style-name="T2"><text:tab/></text:span>val = &amp;temp;<text:tab/>// ne se verra pas à la sortie de la fonction, parce que c'est une copie de val. <text:tab/><text:tab/><text:tab/><text:tab/>Le vrai est inchangé<text:span text:style-name="T27">. Il s'agit d'un passage par copie</text:span></text:p>
      <text:p text:style-name="P42"><text:tab/>*val = temp;<text:tab/>// se verra à la sortie de la fonction, le vrai contenu a été modifiée</text:p>
      <text:p text:style-name="P25">De la même façon, <text:s/><text:span text:style-name="T23">sizeof(x++); </text:span>n'a pas incrémenté x. C'est une copie.</text:p>
      <text:p text:style-name="P22"/>
      <text:p text:style-name="P22"/>
      <text:p text:style-name="P22"/>
      <text:p text:style-name="P43">char *argv[] = char ** argv</text:p>
      <text:p text:style-name="P23"/>
      <text:p text:style-name="P24"><text:span text:style-name="T23">argv[0]</text:span> donnera <text:span text:style-name="T23">./exec </text:span>et pas juste <text:span text:style-name="T23">exec</text:span>.</text:p>
      <text:p text:style-name="P24"/>
      <text:p text:style-name="P24"/>
      <text:p text:style-name="P24"/>
      <text:p text:style-name="P44"><text:soft-page-break/>sizeof()<text:span text:style-name="T2"> permet de garantir la portabilité du programme ; si ça se trouve, sur cette machine, <text:tab/></text:span>sizeof(char)<text:span text:style-name="T2"> c'est 2 octets.</text:span></text:p>
      <text:p text:style-name="P49"><text:span text:style-name="T2">Pour assurer la portabilité du code vers du C++, il est bon de caster avant les allocs </text:span>(int *) malloc..</text:p>
      <text:p text:style-name="P45"><text:span text:style-name="T2">sizeof( char*, int* ) = 8 octets sur du 64 bits. Fixe car son adresse. Peut-être 4 sur du 32 bits.</text:span></text:p>
      <text:p text:style-name="P45"><text:span text:style-name="T2"/></text:p>
      <text:p text:style-name="P45">sizeof ( struct )<text:span text:style-name="T2"> = somme des tailles <text:s/>des éléments qui le composent</text:span><text:span text:style-name="T6"> (si 5 ints, ça fera 20 octets)</text:span><text:span text:style-name="T2">.</text:span></text:p>
      <text:p text:style-name="P45"><text:span text:style-name="T2"/></text:p>
      <text:p text:style-name="P46"><text:span text:style-name="T2"><text:tab/></text:span>sizeof(int)<text:span text:style-name="T2">=4octets</text:span></text:p>
      <text:p text:style-name="P45"><text:span text:style-name="T2"/></text:p>
      <text:p text:style-name="P47"><text:span text:style-name="T2">long + int = long</text:span><text:span text:style-name="T7"> (en size aussi du coup)</text:span></text:p>
      <text:p text:style-name="P47"><text:span text:style-name="T2"/></text:p>
      <text:p text:style-name="P47"><text:span text:style-name="T2"/></text:p>
      <text:p text:style-name="P48"><text:span text:style-name="T2">Allocation dynamique : se fait sur le tas.</text:span></text:p>
      <text:p text:style-name="P48"><text:span text:style-name="T2"/></text:p>
      <text:p text:style-name="P50"><text:span text:style-name="T2">On peut </text:span>realloc<text:span text:style-name="T2">. De fait, </text:span>realloc(pointeur,0); <text:s/>== <text:s/>free(pointeur)</text:p>
      <text:p text:style-name="P50"><text:span text:style-name="T2"/></text:p>
      <text:p text:style-name="P50"><text:span text:style-name="T2"/></text:p>
      <text:p text:style-name="P50"><text:span text:style-name="T2"/></text:p>
      <text:p text:style-name="P54"><text:span text:style-name="T2">Allocation de matrice :</text:span></text:p>
      <text:p text:style-name="P54"/>
      <text:p text:style-name="P54"><text:tab/><text:span text:style-name="T28">int** mat;</text:span></text:p>
      <text:p text:style-name="P54"><text:span text:style-name="T28"><text:tab/>mat = malloc <text:s/>( nb_ligne*sizeof(int*)); // </text:span><text:span text:style-name="T11">le nombre de tableaux à allouer * la taille d'une <text:tab/><text:tab/><text:tab/><text:tab/><text:tab/><text:tab/><text:tab/>adresse, 8 octets sur 64 bits.</text:span></text:p>
      <text:p text:style-name="P54"><text:span text:style-name="T11"><text:tab/></text:span><text:span text:style-name="T28">for (i=0; i&lt;nb_ligne ; i++)</text:span></text:p>
      <text:p text:style-name="P54"><text:span text:style-name="T28"><text:tab/>{</text:span></text:p>
      <text:p text:style-name="P54"><text:span text:style-name="T28"><text:tab/><text:tab/>mat[i]=malloc (nb_colonnes * sizeof(int));</text:span><text:span text:style-name="T11"> // puis on alloue chacun des tableaux</text:span></text:p>
      <text:p text:style-name="P54"><text:span text:style-name="T28"><text:tab/>}</text:span></text:p>
      <text:p text:style-name="P54"><text:span text:style-name="T28"/></text:p>
      <text:p text:style-name="P54"><text:span text:style-name="T28"/></text:p>
      <text:p text:style-name="P55"><text:span text:style-name="T28">mat[8][4] == *(*(mat+8)+4)</text:span></text:p>
      <text:p text:style-name="P55"><text:span text:style-name="T28"/></text:p>
      <text:p text:style-name="P55"><text:span text:style-name="T28"/></text:p>
      <text:p text:style-name="P56"><text:span text:style-name="T28">memset(TAB+1, 1, 5);</text:span></text:p>
      <text:p text:style-name="P28"><text:span text:style-name="T28"><text:tab/>1 = (char) 1 = ASCII( 1 ) = 0000 0001 en bits.</text:span></text:p>
      <text:p text:style-name="P28">On commence toujours dans un bloc par le bit de poids faible.<text:tab/>(peu importe l'endianness ??)</text:p>
      <text:p text:style-name="P28"><text:tab/><text:span text:style-name="T28">Mettre donc dans les 5 prochains octets 000 0001. Si ce sont des ints, TAB[1] vaudra donc <text:tab/><text:tab/>en binaire 0000 0001 <text:s text:c="2"/>0000 0001 <text:s text:c="2"/>0000 0001 <text:s text:c="2"/>0000 0001</text:span></text:p>
      <text:p text:style-name="P28"><text:span text:style-name="T28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pan text:style-name="T11"/></text:p>
      <text:p text:style-name="P56"><text:soft-page-break/><text:span text:style-name="T28">typedef</text:span><text:span text:style-name="T11"> permet de faire un alias sur les types (on en créée pas).</text:span></text:p>
      <text:p text:style-name="P56"><text:span text:style-name="T11"><text:tab/>Ex : </text:span><text:span text:style-name="T28">typedef unsigned long long FOOBAR</text:span><text:span text:style-name="T11">;</text:span></text:p>
      <text:p text:style-name="P56"><text:span text:style-name="T11"><text:tab/></text:span><text:span text:style-name="T28"><text:tab/>FOOBAR val ; </text:span></text:p>
      <text:p text:style-name="P56"><text:span text:style-name="T11"/></text:p>
      <text:p text:style-name="P56"><text:span text:style-name="T11"/></text:p>
      <text:p text:style-name="P57"><text:span text:style-name="T2">Structures</text:span></text:p>
      <text:p text:style-name="P57"><text:tab/><text:span text:style-name="T28">typedef struct{</text:span></text:p>
      <text:p text:style-name="P57"><text:span text:style-name="T28"><text:tab/><text:tab/>int a;</text:span></text:p>
      <text:p text:style-name="P57"><text:span text:style-name="T28"><text:tab/><text:tab/>int b;</text:span></text:p>
      <text:p text:style-name="P57"><text:span text:style-name="T28"><text:tab/>}fooStruct;</text:span></text:p>
      <text:p text:style-name="P57"><text:span text:style-name="T28"/></text:p>
      <text:p text:style-name="P57"><text:span text:style-name="T28"><text:tab/>fooStruct youpi;</text:span></text:p>
      <text:p text:style-name="P58"><text:span text:style-name="T28"><text:tab/>youpi.a = 2;</text:span></text:p>
      <text:p text:style-name="P29"><text:span text:style-name="T28"><text:tab/></text:span></text:p>
      <text:p text:style-name="P58"><text:span text:style-name="T28"><text:tab/></text:span><text:span text:style-name="T29">typedef fooStruct * fooStructPT</text:span></text:p>
      <text:p text:style-name="P57"><text:span text:style-name="T28"/></text:p>
      <text:p text:style-name="P59"><text:span text:style-name="T28"><text:tab/>fooStructPT youpiPT;</text:span></text:p>
      <text:p text:style-name="P59"><text:span text:style-name="T28"><text:tab/>youpiPT = &amp;youpi;</text:span></text:p>
      <text:p text:style-name="P59"><text:span text:style-name="T28"><text:tab/>(*youpiPT).a = youpiPT-&gt;a</text:span></text:p>
      <text:p text:style-name="P29"><text:span text:style-name="T28"/></text:p>
      <text:p text:style-name="P29"><text:span text:style-name="T28"/></text:p>
      <text:p text:style-name="P29"><text:span text:style-name="T28">Si on est en statique, qu'on manipule une instance de la structure-même, on peut accéder aux <text:tab/>éléments avec "</text:span><text:span text:style-name="T25">.</text:span><text:span text:style-name="T28">"</text:span></text:p>
      <text:p text:style-name="P29"><text:span text:style-name="T28">Avec un pointeur, on peut </text:span><text:span text:style-name="T30">lire</text:span><text:span text:style-name="T28"> d'un coup avec "</text:span><text:span text:style-name="T25">-&gt;</text:span><text:span text:style-name="T28">"</text:span></text:p>
      <text:p text:style-name="P29"><text:span text:style-name="T28"/></text:p>
      <text:p text:style-name="P29"><text:span text:style-name="T28"/></text:p>
      <text:p text:style-name="P60"><text:span text:style-name="T28">enum</text:span><text:span text:style-name="T11"> : déclaration </text:span><text:span text:style-name="T15">des valeurs que peuvent prendre une variable</text:span><text:span text:style-name="T11"> :</text:span></text:p>
      <text:p text:style-name="P60"><text:span text:style-name="T11"/></text:p>
      <text:p text:style-name="P60"><text:span text:style-name="T11"><text:tab/></text:span><text:span text:style-name="T28">enum couleur {rouge, vert, bleu, marron};</text:span></text:p>
      <text:p text:style-name="P60"><text:span text:style-name="T28"><text:tab/>enum couleur Coul1, Coul2, Coul3;</text:span></text:p>
      <text:p text:style-name="P60"><text:span text:style-name="T28"><text:tab/>Coul1=marron;</text:span><text:span text:style-name="T33"><text:tab/>//passe</text:span></text:p>
      <text:p text:style-name="P60"><text:span text:style-name="T28"><text:tab/>Coul2=2</text:span><text:span text:style-name="T33">;<text:tab/><text:tab/>//</text:span><text:span text:style-name="T34"> = bleu en fait, car par défaut, le compilo mets un nombre <text:tab/><text:tab/><text:tab/><text:tab/><text:tab/><text:tab/>commençant à 0 pour chaque élément </text:span></text:p>
      <text:p text:style-name="P60"><text:span text:style-name="T28"><text:tab/>Coul3=rouge;</text:span><text:span text:style-name="T33"><text:tab/><text:tab/>/passe</text:span></text:p>
      <text:p text:style-name="P60"><text:span text:style-name="T11"/></text:p>
      <text:p text:style-name="P60"><text:span text:style-name="T11"/></text:p>
      <text:p text:style-name="P60"><text:span text:style-name="T28">system(commande);</text:span></text:p>
      <text:p text:style-name="P60"><text:span text:style-name="T28"/></text:p>
      <text:p text:style-name="P30"><text:span text:style-name="T28"/></text:p>
      <text:p text:style-name="P32">Fichiers :</text:p>
      <text:p text:style-name="P32"><text:span text:style-name="T28"/></text:p>
      <text:p text:style-name="P30"><text:span text:style-name="T28">Deux façons de représenter un fichier : en raw en binaire, ou bien à interpréter comme des <text:tab/>caractères.</text:span></text:p>
      <text:p text:style-name="P30"><text:span text:style-name="T28"/></text:p>
      <text:p text:style-name="P61"><text:span text:style-name="T28">FILE * fopen(char * file, char * mode);</text:span><text:span text:style-name="T31"><text:tab/><text:tab/></text:span><text:span text:style-name="T12">// ouvre le fichier</text:span></text:p>
      <text:p text:style-name="P61"><text:span text:style-name="T28"><text:tab/></text:span><text:span text:style-name="T11">mode = rwa pour append.</text:span></text:p>
      <text:p text:style-name="P61"><text:span text:style-name="T11"/></text:p>
      <text:p text:style-name="P62"><text:span text:style-name="T28">int fprintf(FILE * file, char char * format, ... );</text:span></text:p>
      <text:p text:style-name="P62"><text:span text:style-name="T11"><text:tab/><text:tab/>// = file printf (renvoie le nombre de char<text:tab/>écrits)</text:span></text:p>
      <text:p text:style-name="P62"><text:span text:style-name="T11"/></text:p>
      <text:p text:style-name="P62"><text:span text:style-name="T28">int fscanf(FILE * file, char char * format, ... );</text:span><text:span text:style-name="T35"><text:tab/><text:tab/></text:span><text:span text:style-name="T38">//ne vérifie pas la taille !</text:span></text:p>
      <text:p text:style-name="P62"><text:span text:style-name="T11"><text:tab/><text:tab/>// pareil, renvoie le nombre de char lus.</text:span></text:p>
      <text:p text:style-name="P62"><text:soft-page-break/><text:span text:style-name="T11"/></text:p>
      <text:p text:style-name="P62"><text:span text:style-name="T11"/></text:p>
      <text:p text:style-name="P62"><text:span text:style-name="T11"/></text:p>
      <text:p text:style-name="P62"><text:span text:style-name="T11">On peut : </text:span></text:p>
      <text:p text:style-name="P62"><text:span text:style-name="T11"><text:tab/></text:span><text:span text:style-name="T28">fscanf(file, "%d %d %c\n", &amp;var1, &amp;var2, &amp;char);<text:tab/><text:tab/></text:span><text:span text:style-name="T11">// peut être =0 si ça match pas</text:span></text:p>
      <text:p text:style-name="P62"><text:span text:style-name="T11"/></text:p>
      <text:p text:style-name="P62"><text:span text:style-name="T11">Lira le fichier de façon formatée (ici : int int char ; soit "2013 2014 E").</text:span><text:span text:style-name="T13"> Sécurité si on connaît le <text:tab/>format.</text:span></text:p>
      <text:p text:style-name="P62"><text:span text:style-name="T11"/></text:p>
      <text:p text:style-name="P62"><text:span text:style-name="T11"/></text:p>
      <text:p text:style-name="P63"><text:span text:style-name="T28">fseek(FILE * fic, long déplacement, int origine);</text:span></text:p>
      <text:p text:style-name="P63"><text:span text:style-name="T11"><text:tab/>// placer le curseur à une position voulue dans le fichier</text:span></text:p>
      <text:p text:style-name="P63"><text:span text:style-name="T11">Dans les </text:span><text:span text:style-name="T28">origine</text:span><text:span text:style-name="T11">, on peut mettre </text:span><text:span text:style-name="T28">SEEK_SET (en partant de 0)</text:span><text:span text:style-name="T11">, </text:span><text:span text:style-name="T28">SEEK_CUR</text:span><text:span text:style-name="T11"> (du courant) et <text:tab/></text:span><text:span text:style-name="T28">SEEK_END (de la fin)</text:span><text:span text:style-name="T11">.</text:span></text:p>
      <text:p text:style-name="P63"><text:span text:style-name="T11"/></text:p>
      <text:p text:style-name="P63"><text:span text:style-name="T11"><text:tab/></text:span><text:span text:style-name="T28">exemple : </text:span></text:p>
      <text:p text:style-name="P63"><text:span text:style-name="T28"><text:tab/><text:tab/>fseek(FIC, 15, SEEK_SET);</text:span><text:span text:style-name="T11"><text:tab/>// regarde le 16ème caractère ; un </text:span><text:span text:style-name="T28">fscanf</text:span><text:span text:style-name="T11"> lira le 16ème</text:span></text:p>
      <text:p text:style-name="P63"><text:span text:style-name="T28"><text:tab/><text:tab/>fseek(FIC, 0, SEEK_SET);<text:tab/></text:span><text:span text:style-name="T11">//replace à 0</text:span></text:p>
      <text:p text:style-name="P63"><text:span text:style-name="T11"/></text:p>
      <text:p text:style-name="P63"><text:span text:style-name="T11"/></text:p>
      <text:p text:style-name="P65"><text:span text:style-name="T28">char* fgets (char* chaine, int n, FILE* flux);</text:span><text:span text:style-name="T32"><text:tab/></text:span><text:span text:style-name="T14">//file get string</text:span><text:span text:style-name="T17"><text:tab/><text:tab/></text:span><text:span text:style-name="T38">//vérifie la taille !</text:span></text:p>
      <text:p text:style-name="P64"><text:span text:style-name="T11"><text:tab/></text:span><text:span text:style-name="T28">chaine</text:span><text:span text:style-name="T11"> = où ça va stocker</text:span></text:p>
      <text:p text:style-name="P64"><text:span text:style-name="T11"><text:tab/></text:span><text:span text:style-name="T28">n</text:span><text:span text:style-name="T11"> = le nombre de caractères à récupérer </text:span><text:span text:style-name="T2">-1</text:span><text:span text:style-name="T16"> car il rajoute </text:span><text:span text:style-name="T8">\0</text:span></text:p>
      <text:p text:style-name="P68"><text:span text:style-name="T11"><text:tab/></text:span><text:span text:style-name="T28">flux</text:span><text:span text:style-name="T11"> peut être stdin ou un file.</text:span></text:p>
      <text:p text:style-name="P64"><text:span text:style-name="T28">fgets</text:span><text:span text:style-name="T11"> renvoie l'adresse de la chaine si OK, NULL si KO</text:span></text:p>
      <text:p text:style-name="P64"><text:span text:style-name="T11"/></text:p>
      <text:p text:style-name="P66"><text:span text:style-name="T28">puts(string); = printf("%s\n",string);</text:span></text:p>
      <text:p text:style-name="P66"><text:span text:style-name="T28"/></text:p>
      <text:p text:style-name="P67"><text:span text:style-name="T28">fwrite, fread </text:span><text:span text:style-name="T11"><text:s/>: lire et écrire en binaire</text:span></text:p>
      <text:p text:style-name="P67"><text:span text:style-name="T28">etc etc.</text:span></text:p>
      <text:p text:style-name="P67"><text:span text:style-name="T28"/></text:p>
      <text:p text:style-name="P67"><text:span text:style-name="T28"/></text:p>
      <text:p text:style-name="P31"><text:span text:style-name="T28"/></text:p>
      <text:p text:style-name="P32">Compilation séparée :</text:p>
      <text:p text:style-name="P32"><text:span text:style-name="T28"><text:tab/>gcc -c code.c</text:span></text:p>
      <text:p text:style-name="P32"><text:span text:style-name="T28"><text:tab/>gcc -c main.c</text:span></text:p>
      <text:p text:style-name="P32"><text:span text:style-name="T28"><text:tab/>gcc -o PROJET code.o main.o</text:span></text:p>
      <text:p text:style-name="P32"><text:span text:style-name="T28"/></text:p>
      <text:p text:style-name="P32"><text:span text:style-name="T28"/></text:p>
      <text:p text:style-name="P32">Makefile</text:p>
      <text:p text:style-name="P32"><text:span text:style-name="T28"><text:tab/>lit les règles à la suite <text:s/>en commençant par celle appelée "make install" ou, par défaut, la <text:tab/><text:tab/>première.</text:span></text:p>
      <text:p text:style-name="P32"><text:span text:style-name="T28"/></text:p>
      <text:p text:style-name="P32"><text:span text:style-name="T28"><text:tab/>regle : file_needed1.c file_needed</text:span></text:p>
      <text:p text:style-name="P32"><text:span text:style-name="T28"><text:tab/></text:span></text:p>
      <text:p text:style-name="P32"><text:span text:style-name="T28"><text:tab/>regle2 : </text:span></text:p>
      <text:p text:style-name="P32"><text:span text:style-name="T28"><text:tab/>regle3 : regle regle2<text:tab/><text:tab/>//seront appelées</text:span></text:p>
      <text:p text:style-name="P32"><text:span text:style-name="T28"><text:tab/><text:tab/>commande_de_compil</text:span></text:p>
      <text:p text:style-name="P32"><text:span text:style-name="T28"><text:tab/>clean : </text:span></text:p>
      <text:p text:style-name="P32"><text:span text:style-name="T28"><text:tab/><text:tab/>rm -rf *.o</text:span></text:p>
      <text:p text:style-name="P32"><text:span text:style-name="T28"><text:tab/>mrproper :</text:span></text:p>
      <text:p text:style-name="P32"><text:span text:style-name="T28"><text:tab/><text:tab/>rm -rf *</text:span></text:p>
      <text:p text:style-name="P32"><text:soft-page-break/><text:span text:style-name="T28"/></text:p>
      <text:p text:style-name="P32">Pièges :</text:p>
      <text:p text:style-name="P32"><text:span text:style-name="T28"/></text:p>
      <text:p text:style-name="P32"><text:span text:style-name="T25">int i,j = 0;</text:span><text:span text:style-name="T28"> =&gt; seul j est initialisé</text:span></text:p>
      <text:p text:style-name="P32"><text:span text:style-name="T25">char * src = 0, c = 0;</text:span><text:span text:style-name="T28"> =&gt; c n'est qu'un char</text:span></text:p>
      <text:p text:style-name="P33"><text:span text:style-name="T25">X &amp; 1 == 0 </text:span><text:span text:style-name="T28">=&gt; test de 1 == 0</text:span></text:p>
      <text:p text:style-name="P34"><text:span text:style-name="T28"/></text:p>
      <text:p text:style-name="P34"><text:span text:style-name="T28"/></text:p>
      <text:p text:style-name="P34"><text:span text:style-name="T28"/></text:p>
      <text:p text:style-name="P36">Sécurité</text:p>
      <text:p text:style-name="P34"><text:span text:style-name="T28"/></text:p>
      <text:p text:style-name="P35"><text:span text:style-name="T39"><text:tab/></text:span>RATS<text:span text:style-name="T28"> permet de faire de l'analyse de code pour surveiller les vulnérabilités type buffer </text:span><text:span text:style-name="T36"><text:tab/><text:tab/><text:tab/></text:span><text:span text:style-name="T28">overflow</text:span><text:span text:style-name="T37">.</text:span></text:p>
      <text:p text:style-name="P36"><text:span text:style-name="T28"><text:tab/>test du </text:span>strlen(argv[])</text:p>
      <text:p text:style-name="P36"><text:span text:style-name="T28"><text:tab/></text:span><text:span text:style-name="T25">strncpy(TAB1, ch, L-1);<text:tab/></text:span><text:span text:style-name="T28">//</text:span>Ne mettra pas forcément le '\0' si troncature</text:p>
      <text:p text:style-name="P36"><text:tab/><text:tab/><text:span text:style-name="T28">Donc il faut faire </text:span><text:span text:style-name="T25">if(strlen(TAB1) &gt;= L-1) {ch[L-1]='\0';}</text:span></text:p>
      <text:p text:style-name="P36"><text:span text:style-name="T25"><text:tab/><text:tab/><text:tab/>Si trop grand, on rajoute le '\0' manuellement.</text:span></text:p>
      <text:p text:style-name="P36"><text:span text:style-name="T28"/></text:p>
      <text:p text:style-name="P36"><text:span text:style-name="T28">Des fonctions existent déjà de façon sécurisée dans certaines libs, mais on peut faire ces <text:tab/>vérifications nous-même dans notre code.</text:span></text:p>
      <text:p text:style-name="P36"><text:span text:style-name="T28"/></text:p>
      <text:p text:style-name="P36"><text:span text:style-name="T28"><text:tab/>strcpy_s()<text:tab/></text:span></text:p>
      <text:p text:style-name="P36"><text:span text:style-name="T28"><text:tab/>strncpy_s()</text:span></text:p>
      <text:p text:style-name="P36"><text:span text:style-name="T28"><text:tab/>strcat_s(à</text:span></text:p>
      <text:p text:style-name="P36"><text:span text:style-name="T28"><text:tab/>strncat_s()</text:span></text:p>
      <text:p text:style-name="P36"><text:span text:style-name="T28"/></text:p>
      <text:p text:style-name="P37"><text:span text:style-name="T28"/></text:p>
      <text:p text:style-name="P37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46:37.993522075</meta:creation-date>
    <dc:date>2016-10-13T12:06:28.702720182</dc:date>
    <meta:editing-duration>PT4H59M30S</meta:editing-duration>
    <meta:editing-cycles>61</meta:editing-cycles>
    <meta:generator>LibreOffice/5.2.2.2.0$Linux_X86_64 LibreOffice_project/20m0$Build-2</meta:generator>
    <meta:document-statistic meta:table-count="0" meta:image-count="0" meta:object-count="0" meta:page-count="6" meta:paragraph-count="152" meta:word-count="1219" meta:character-count="6976" meta:non-whitespace-character-count="5720"/>
  </office:meta>
</office:document-meta>
</file>